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10000006C7D17E3F2B0649A6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cf330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officeooo:rsid="001d0f5b" style:font-size-asian="14pt" style:font-weight-asian="bold" style:font-size-complex="14pt" style:font-weight-complex="bold"/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text-properties officeooo:rsid="00209691" officeooo:paragraph-rsid="0024ee25"/>
    </style:style>
    <style:style style:name="P10" style:family="paragraph" style:parent-style-name="Standard">
      <style:text-properties officeooo:rsid="00224c22" officeooo:paragraph-rsid="00224c22"/>
    </style:style>
    <style:style style:name="P11" style:family="paragraph" style:parent-style-name="Standard">
      <style:text-properties officeooo:paragraph-rsid="001ec327"/>
    </style:style>
    <style:style style:name="P12" style:family="paragraph" style:parent-style-name="Standard">
      <style:text-properties officeooo:rsid="001ec327"/>
    </style:style>
    <style:style style:name="P13" style:family="paragraph" style:parent-style-name="Standard">
      <style:text-properties officeooo:rsid="002a7a4a" officeooo:paragraph-rsid="002a7a4a"/>
    </style:style>
    <style:style style:name="P14" style:family="paragraph" style:parent-style-name="Standard">
      <style:text-properties officeooo:paragraph-rsid="0026816c"/>
    </style:style>
    <style:style style:name="P15" style:family="paragraph" style:parent-style-name="Standard">
      <style:text-properties officeooo:rsid="002f3b86" officeooo:paragraph-rsid="002f3b86"/>
    </style:style>
    <style:style style:name="P16" style:family="paragraph" style:parent-style-name="Standard">
      <style:text-properties officeooo:rsid="0032b9d3" officeooo:paragraph-rsid="0032b9d3"/>
    </style:style>
    <style:style style:name="P17" style:family="paragraph" style:parent-style-name="Standard">
      <style:text-properties officeooo:rsid="002671fd" officeooo:paragraph-rsid="0024ee25"/>
    </style:style>
    <style:style style:name="P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2" style:family="paragraph" style:parent-style-name="Heading_20_1" style:master-page-name="First_20_Page">
      <style:paragraph-properties style:page-number="auto"/>
    </style:style>
    <style:style style:name="P23" style:family="paragraph" style:parent-style-name="Standard" style:list-style-name="L1"/>
    <style:style style:name="P24" style:family="paragraph" style:parent-style-name="Standard" style:list-style-name="L1">
      <style:text-properties officeooo:paragraph-rsid="00246880"/>
    </style:style>
    <style:style style:name="P25" style:family="paragraph" style:parent-style-name="Standard" style:list-style-name="L1">
      <style:text-properties officeooo:rsid="003b50e9" officeooo:paragraph-rsid="003b50e9"/>
    </style:style>
    <style:style style:name="P26" style:family="paragraph" style:parent-style-name="Standard" style:list-style-name="L2">
      <style:text-properties officeooo:rsid="003ea9f5" officeooo:paragraph-rsid="0045a702"/>
    </style:style>
    <style:style style:name="P27" style:family="paragraph" style:parent-style-name="Standard" style:list-style-name="L2"/>
    <style:style style:name="P28" style:family="paragraph" style:parent-style-name="Standard" style:list-style-name="L2">
      <style:text-properties officeooo:paragraph-rsid="00359f06"/>
    </style:style>
    <style:style style:name="P29" style:family="paragraph" style:parent-style-name="Standard" style:list-style-name="L2">
      <style:text-properties officeooo:rsid="00359f06" officeooo:paragraph-rsid="00359f06"/>
    </style:style>
    <style:style style:name="P30" style:family="paragraph" style:parent-style-name="Standard" style:list-style-name="L2">
      <style:text-properties officeooo:rsid="003780d6" officeooo:paragraph-rsid="003780d6"/>
    </style:style>
    <style:style style:name="P31" style:family="paragraph" style:parent-style-name="Standard">
      <style:text-properties officeooo:rsid="003780d6" officeooo:paragraph-rsid="003780d6"/>
    </style:style>
    <style:style style:name="P32" style:family="paragraph" style:parent-style-name="Standard" style:list-style-name="L2">
      <style:text-properties style:use-window-font-color="true" loext:opacity="0%" style:font-name="Times New Roman1" fo:font-size="12pt" fo:language="en" fo:country="US" officeooo:rsid="003780d6" officeooo:paragraph-rsid="003780d6" style:font-name-asian="Times New Roman1" style:font-size-asian="12pt" style:font-name-complex="Times New Roman1" style:font-size-complex="12pt" style:language-complex="ar" style:country-complex="SA"/>
    </style:style>
    <style:style style:name="P33" style:family="paragraph" style:parent-style-name="Standard" style:list-style-name="L1">
      <style:text-properties style:use-window-font-color="true" loext:opacity="0%" style:font-name="Times New Roman1" fo:font-size="12pt" fo:language="en" fo:country="US" officeooo:rsid="00241995" officeooo:paragraph-rsid="00241995" style:font-name-asian="Times New Roman1" style:font-size-asian="12pt" style:font-name-complex="Times New Roman1" style:font-size-complex="12pt" style:language-complex="ar" style:country-complex="SA"/>
    </style:style>
    <style:style style:name="P34" style:family="paragraph" style:parent-style-name="Standard" style:list-style-name="L1">
      <style:text-properties officeooo:rsid="00226145" officeooo:paragraph-rsid="00226145"/>
    </style:style>
    <style:style style:name="P35" style:family="paragraph" style:parent-style-name="Standard" style:list-style-name="L1">
      <style:text-properties officeooo:rsid="00241995" officeooo:paragraph-rsid="0047cbae"/>
    </style:style>
    <style:style style:name="P36" style:family="paragraph" style:parent-style-name="Standard" style:list-style-name="L3">
      <style:text-properties officeooo:rsid="00209691" officeooo:paragraph-rsid="0024ee25"/>
    </style:style>
    <style:style style:name="P37" style:family="paragraph" style:parent-style-name="Standard" style:list-style-name="L3">
      <style:text-properties officeooo:rsid="00209691" officeooo:paragraph-rsid="002671fd"/>
    </style:style>
    <style:style style:name="P38" style:family="paragraph" style:parent-style-name="Text_20_body">
      <style:paragraph-properties fo:margin-left="0in" fo:margin-right="0in" fo:margin-top="0in" fo:margin-bottom="0.1181in" style:contextual-spacing="false" fo:orphans="2" fo:widows="2" fo:text-indent="0in" style:auto-text-indent="false" style:writing-mode="lr-tb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bc89c"/>
    </style:style>
    <style:style style:name="P39" style:family="paragraph">
      <style:paragraph-properties style:writing-mode="lr-tb"/>
      <style:text-properties style:font-name="Times New Roman" fo:font-size="1pt" style:font-name-asian="Times New Roman" style:font-name-complex="Times New Roman"/>
    </style:style>
    <style:style style:name="P40" style:family="paragraph">
      <loext:graphic-properties draw:fill="solid" draw:fill-color="#c0c0c0" draw:opacity="50%"/>
      <style:paragraph-properties style:writing-mode="lr-tb"/>
      <style:text-properties style:font-name="Times New Roman" fo:font-size="1pt" style:font-name-asian="Times New Roman" style:font-name-complex="Times New Roman"/>
    </style:style>
    <style:style style:name="T1" style:family="text">
      <style:text-properties officeooo:rsid="00333650"/>
    </style:style>
    <style:style style:name="T2" style:family="text">
      <style:text-properties officeooo:rsid="001db2c4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6888d" style:font-size-asian="8pt" style:font-size-complex="8pt"/>
    </style:style>
    <style:style style:name="T5" style:family="text">
      <style:text-properties fo:font-size="8pt" officeooo:rsid="003a3d16" style:font-size-asian="8pt" style:font-size-complex="8pt"/>
    </style:style>
    <style:style style:name="T6" style:family="text">
      <style:text-properties fo:font-size="8pt" officeooo:rsid="002091d6" style:font-size-asian="8pt" style:font-size-complex="8pt"/>
    </style:style>
    <style:style style:name="T7" style:family="text">
      <style:text-properties fo:font-size="8pt" officeooo:rsid="001db2c4" style:font-size-asian="8pt" style:font-size-complex="8pt"/>
    </style:style>
    <style:style style:name="T8" style:family="text">
      <style:text-properties style:use-window-font-color="true" loext:opacity="0%" style:font-name="Times New Roman1" fo:font-size="12pt" fo:language="en" fo:country="US" style:font-name-asian="Times New Roman1" style:font-size-asian="12pt" style:font-name-complex="Times New Roman1" style:font-size-complex="12pt" style:language-complex="ar" style:country-complex="SA"/>
    </style:style>
    <style:style style:name="T9" style:family="text">
      <style:text-properties style:use-window-font-color="true" loext:opacity="0%" style:font-name="Times New Roman1" fo:font-size="12pt" fo:language="en" fo:country="US" officeooo:rsid="001ec327" style:font-name-asian="Times New Roman1" style:font-size-asian="12pt" style:font-name-complex="Times New Roman1" style:font-size-complex="12pt" style:language-complex="ar" style:country-complex="SA"/>
    </style:style>
    <style:style style:name="T10" style:family="text">
      <style:text-properties style:use-window-font-color="true" loext:opacity="0%" style:font-name="Times New Roman1" fo:font-size="12pt" fo:language="en" fo:country="US" officeooo:rsid="00224c22" style:font-name-asian="Times New Roman1" style:font-size-asian="12pt" style:font-name-complex="Times New Roman1" style:font-size-complex="12pt" style:language-complex="ar" style:country-complex="SA"/>
    </style:style>
    <style:style style:name="T11" style:family="text">
      <style:text-properties style:use-window-font-color="true" loext:opacity="0%" style:font-name="Times New Roman1" fo:font-size="12pt" fo:language="en" fo:country="US" officeooo:rsid="002428fb" style:font-name-asian="Times New Roman1" style:font-size-asian="12pt" style:font-name-complex="Times New Roman1" style:font-size-complex="12pt" style:language-complex="ar" style:country-complex="SA"/>
    </style:style>
    <style:style style:name="T12" style:family="text">
      <style:text-properties style:use-window-font-color="true" loext:opacity="0%" style:font-name="Times New Roman1" fo:font-size="12pt" fo:language="en" fo:country="US" officeooo:rsid="002c3092" style:font-name-asian="Times New Roman1" style:font-size-asian="12pt" style:font-name-complex="Times New Roman1" style:font-size-complex="12pt" style:language-complex="ar" style:country-complex="SA"/>
    </style:style>
    <style:style style:name="T13" style:family="text">
      <style:text-properties style:use-window-font-color="true" loext:opacity="0%" style:font-name="Times New Roman1" fo:font-size="12pt" fo:language="en" fo:country="US" officeooo:rsid="0030ddbd" style:font-name-asian="Times New Roman1" style:font-size-asian="12pt" style:font-name-complex="Times New Roman1" style:font-size-complex="12pt" style:language-complex="ar" style:country-complex="SA"/>
    </style:style>
    <style:style style:name="T14" style:family="text">
      <style:text-properties style:use-window-font-color="true" loext:opacity="0%" style:font-name="Times New Roman1" fo:font-size="12pt" fo:language="en" fo:country="US" officeooo:rsid="00420961" style:font-name-asian="Times New Roman1" style:font-size-asian="12pt" style:font-name-complex="Times New Roman1" style:font-size-complex="12pt" style:language-complex="ar" style:country-complex="SA"/>
    </style:style>
    <style:style style:name="T15" style:family="text">
      <style:text-properties style:use-window-font-color="true" loext:opacity="0%" style:font-name="Times New Roman1" fo:font-size="12pt" fo:language="en" fo:country="US" officeooo:rsid="0043e139" style:font-name-asian="Times New Roman1" style:font-size-asian="12pt" style:font-name-complex="Times New Roman1" style:font-size-complex="12pt" style:language-complex="ar" style:country-complex="SA"/>
    </style:style>
    <style:style style:name="T16" style:family="text">
      <style:text-properties style:use-window-font-color="true" loext:opacity="0%" style:font-name="Times New Roman1" fo:font-size="12pt" fo:language="en" fo:country="US" officeooo:rsid="0045a702" style:font-name-asian="Times New Roman1" style:font-size-asian="12pt" style:font-name-complex="Times New Roman1" style:font-size-complex="12pt" style:language-complex="ar" style:country-complex="SA"/>
    </style:style>
    <style:style style:name="T17" style:family="text">
      <style:text-properties style:use-window-font-color="true" loext:opacity="0%" style:font-name="Times New Roman1" fo:font-size="12pt" fo:language="en" fo:country="US" officeooo:rsid="0047cbae" style:font-name-asian="Times New Roman1" style:font-size-asian="12pt" style:font-name-complex="Times New Roman1" style:font-size-complex="12pt" style:language-complex="ar" style:country-complex="SA"/>
    </style:style>
    <style:style style:name="T18" style:family="text">
      <style:text-properties officeooo:rsid="001ec327"/>
    </style:style>
    <style:style style:name="T19" style:family="text">
      <style:text-properties officeooo:rsid="001f3ded"/>
    </style:style>
    <style:style style:name="T20" style:family="text">
      <style:text-properties officeooo:rsid="00224c22"/>
    </style:style>
    <style:style style:name="T21" style:family="text">
      <style:text-properties officeooo:rsid="002428fb"/>
    </style:style>
    <style:style style:name="T22" style:family="text">
      <style:text-properties officeooo:rsid="00246880"/>
    </style:style>
    <style:style style:name="T23" style:family="text">
      <style:text-properties officeooo:rsid="0024ee25"/>
    </style:style>
    <style:style style:name="T24" style:family="text">
      <style:text-properties officeooo:rsid="0027fa2c"/>
    </style:style>
    <style:style style:name="T25" style:family="text">
      <style:text-properties officeooo:rsid="0026816c"/>
    </style:style>
    <style:style style:name="T26" style:family="text">
      <style:text-properties officeooo:rsid="0033cc9b"/>
    </style:style>
    <style:style style:name="T27" style:family="text">
      <style:text-properties officeooo:rsid="0035861a"/>
    </style:style>
    <style:style style:name="T28" style:family="text">
      <style:text-properties officeooo:rsid="00361bdf"/>
    </style:style>
    <style:style style:name="T29" style:family="text">
      <style:text-properties officeooo:rsid="003740db"/>
    </style:style>
    <style:style style:name="T30" style:family="text">
      <style:text-properties officeooo:rsid="003780d6"/>
    </style:style>
    <style:style style:name="T31" style:family="text">
      <style:text-properties officeooo:rsid="003dd233"/>
    </style:style>
    <style:style style:name="T32" style:family="text">
      <style:text-properties officeooo:rsid="003f4429"/>
    </style:style>
    <style:style style:name="T33" style:family="text">
      <style:text-properties officeooo:rsid="00420961"/>
    </style:style>
    <style:style style:name="T34" style:family="text">
      <style:text-properties officeooo:rsid="0043e139"/>
    </style:style>
    <style:style style:name="T35" style:family="text">
      <style:text-properties officeooo:rsid="0045a702"/>
    </style:style>
    <style:style style:name="T36" style:family="text">
      <style:text-properties style:font-name="Times New Roman" fo:font-size="1pt" style:font-name-asian="Times New Roman" style:font-name-complex="Times New Roman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text:bookmark-start text:name="__RefHeading___Toc350_3301739189"/>Introduction<text:bookmark-end text:name="__RefHeading___Toc350_3301739189"/></text:h>
      <text:p text:style-name="Standard">A Working Note is an intermediate step in <text:span text:style-name="T8">the</text:span> documentation process. <text:s/>It gathers together the content from various informal development <text:span text:style-name="T8">documents</text:span>, discussions, etc into a single place. <text:s/>One or more Working Notes form the basic for the next step, which is one or more Standard/TechNote pairs.</text:p>
      <text:p text:style-name="P10">This working note is the start of effort toward a general location service protocol <text:span text:style-name="T8">which can be used by e.g. RFID and QR scanners and other detectors to publish information about the detected location of rolling stock.</text:span></text:p>
      <text:h text:style-name="Heading_20_2" text:outline-level="2"><text:bookmark-start text:name="__RefHeading___Toc352_3301739189"/>Served Use Cases<text:bookmark-end text:name="__RefHeading___Toc352_3301739189"/></text:h>
      <text:list text:style-name="L2">
        <text:list-item>
          <text:p text:style-name="P28">A signal needs to determine occupancy <text:span text:style-name="T29">in the block </text:span>before it. It is not concerned with identity, but it does need to know location and entry/exit.</text:p>
        </text:list-item>
        <text:list-item>
          <text:p text:style-name="P27">A train enters a current-detected block. <text:s/>A detector recognizes this, successfully queries the decoder for its address, and reports that information on the OpenLCB bus. That information results in a signal sending a speed command such as Slow or Stop to that particular detector.</text:p>
        </text:list-item>
        <text:list-item>
          <text:p text:style-name="P27">A train crosses an RFID reader which determines the train’s DCC address and reports that address on the OpenLCB bus. </text:p>
        </text:list-item>
        <text:list-item>
          <text:p text:style-name="P27">A train exits a current-detected block. A detector recognizes this, and reports that interaction on the OpenLCB bus.</text:p>
        </text:list-item>
        <text:list-item>
          <text:p text:style-name="P27">A train enters a current detected block. A detector recognizes this, and attempts unsuccessfully to query the decoder for its address. <text:s/>The detector emits a report without decoder address information.</text:p>
        </text:list-item>
        <text:list-item>
          <text:p text:style-name="P27">A train-announcement unit needs to determine the identity and location of approaching trains so it can announce their arrival. </text:p>
        </text:list-item>
        <text:list-item>
          <text:p text:style-name="P27">A train display needs to gather all train locations <text:span text:style-name="T26">for display to the users</text:span>.</text:p>
        </text:list-item>
        <text:list-item>
          <text:p text:style-name="P27">A train-display needs to gather the location and identity of all trains <text:span text:style-name="T28">within a specified area.</text:span> </text:p>
        </text:list-item>
        <text:list-item>
          <text:p text:style-name="P27">A<text:span text:style-name="T27">n </text:span><text:span text:style-name="T30">application </text:span>needs to gather the location and identity of all trains. </text:p>
        </text:list-item>
        <text:list-item>
          <text:p text:style-name="P29">A node powers up and emits a query which generates messages carrying all available location information.</text:p>
        </text:list-item>
        <text:list-item>
          <text:p text:style-name="P26"><text:soft-page-break/>An RFID reader reads a tag and uses this protocol to distribute the raw tag contents. <text:s/>A separate database node receives this content, does an internal lookup to locate the rolling stock<text:span text:style-name="T8">’</text:span>s Unique ID, and then uses this protocol to distribute a <text:span text:style-name="T35">human-readable </text:span>version of the original distribution that also carries the <text:span text:style-name="T35">rolling stock</text:span><text:span text:style-name="T16">’s </text:span>Unique ID.</text:p>
        </text:list-item>
        <text:list-item>
          <text:p text:style-name="P30">A detector observes that a piece of rolling stock has been added to the layout. <text:s/>It reports this. A throttle or command station provides that rolling stock in it<text:span text:style-name="T8">s roster display.</text:span></text:p>
        </text:list-item>
        <text:list-item>
          <text:p text:style-name="P32">A detector observes that a piece of rolling stock has been removed from the layout. A throttle or command station removes that rolling stock from its roster display.</text:p>
        </text:list-item>
        <text:list-item>
          <text:p text:style-name="P26"><text:span text:style-name="T33">T</text:span><text:span text:style-name="T14">h</text:span><text:span text:style-name="T33">e user</text:span> <text:span text:style-name="T33">has</text:span> a throttle, which has a train on it. There is a location report coming in for that train. <text:span text:style-name="T33">T</text:span><text:span text:style-name="T14">h</text:span><text:span text:style-name="T33">e user</text:span> would like to display on the throttle the name of the location where that train was seen. (This has to be a user-visible name, so coming out of some configuration.) <text:s/><text:span text:style-name="T33">This raises </text:span>two indirection <text:span text:style-name="T34">issues</text:span> that need to be solvable:</text:p>
          <text:list>
            <text:list-item>
              <text:p text:style-name="P26"><text:span text:style-name="T33">I</text:span>ndirection of the <text:span text:style-name="T33">OpenLCB</text:span> train and the detector address. Say this is a DCC train from a command station, then there is a known DCC address, which is recognized by <text:span text:style-name="T33">R</text:span>ail<text:span text:style-name="T33">C</text:span>om detectors, and reported. <text:span text:style-name="T33">The harder case of OpenLCB trains needs to be handled too.</text:span></text:p>
            </text:list-item>
            <text:list-item>
              <text:p text:style-name="P26"><text:span text:style-name="T34">I</text:span>ndirection from the detector address to a user-visible (configured) block name. </text:p>
            </text:list-item>
          </text:list>
        </text:list-item>
        <text:list-item>
          <text:p text:style-name="P26"><text:span text:style-name="T34">C</text:span>ab signaling: display on the throttle what the next signal aspect is <text:span text:style-name="T34">for </text:span><text:span text:style-name="T15">the</text:span><text:span text:style-name="T34"> selected train. This raises indirection issues:</text:span></text:p>
          <text:list>
            <text:list-item>
              <text:p text:style-name="P26"><text:span text:style-name="T34">Going</text:span> from train to block as above</text:p>
            </text:list-item>
            <text:list-item>
              <text:p text:style-name="P26"><text:span text:style-name="T34">Going</text:span> from physical orientation plus reverser setting on the logical locomotive to an absolute direction inside the block</text:p>
            </text:list-item>
            <text:list-item>
              <text:p text:style-name="P26"><text:span text:style-name="T34">Going from</text:span> block + absolute direction to a next signal (which is a multi-state state machine)</text:p>
            </text:list-item>
            <text:list-item>
              <text:p text:style-name="P26"><text:span text:style-name="T34">A</text:span>spect interpretation (state to human readable text)</text:p>
            </text:list-item>
          </text:list>
        </text:list-item>
      </text:list>
      <text:h text:style-name="Heading_20_2" text:outline-level="2"><text:bookmark-start text:name="__RefHeading___Toc354_3301739189"/>Unserved Use Cases<text:bookmark-end text:name="__RefHeading___Toc354_3301739189"/></text:h>
      <text:p text:style-name="P31">(To be determined as <text:span text:style-name="T8">the</text:span> proposal is developed)</text:p>
      <text:h text:style-name="Heading_20_2" text:outline-level="2"><text:bookmark-start text:name="__RefHeading___Toc356_3301739189"/>Requirements<text:bookmark-end text:name="__RefHeading___Toc356_3301739189"/></text:h>
      <text:list xml:id="list4283648940" text:style-name="L1">
        <text:list-item>
          <text:p text:style-name="P34">The protocol should cover multiple hardware types, including RFID and QR scanners, RailCom and other DCC detectors, and follow-on hardware that can detect and identify rolling stock at a point, on a track section, or in an area.</text:p>
        </text:list-item>
        <text:list-item>
          <text:p text:style-name="P35">To <text:span text:style-name="T8">the extent possible, the protocol should identify standard forms for common information. <text:s/></text:span></text:p>
          <text:list>
            <text:list-item>
              <text:p text:style-name="P35"><text:span text:style-name="T17">T</text:span><text:span text:style-name="T8">he Unique ID of the identified rolling stock should be in a common location in the protocol’s message(s) so that it can be extracted regardless of the form of the sensor that generated it: a RFID detector and a QR detector on the same layout should both provide the same information on the identity of the detected rolling stock. </text:span></text:p>
            </text:list-item>
            <text:list-item>
              <text:p text:style-name="P35"><text:span text:style-name="T17">The Unique ID of the scanner should be in a common location in the protocol’s message(s) so that it can be extracted regardless of the form of the sensor that generated it.</text:span></text:p>
            </text:list-item>
          </text:list>
        </text:list-item>
        <text:list-item>
          <text:p text:style-name="P33"><text:soft-page-break/>To the extent possible, the protocol should identify methods for its message(s) to carry detector-specific information. <text:s/>For example, a RFID detector and a QR detector on the same layout should both be able to publish their tag-specific information.</text:p>
        </text:list-item>
        <text:list-item>
          <text:p text:style-name="P23">The identification of the scanning hardware should be guaranteed unique. <text:s/>This lets hardware be added to a layout without having to resolve conflicts.</text:p>
        </text:list-item>
        <text:list-item>
          <text:p text:style-name="P23">The messages should not rely on the transmitting-node-address field of the message for decoding. <text:s/>I.e. <text:span text:style-name="T20">the protocol doesn</text:span><text:span text:style-name="T10">’t say </text:span>“You identify who made the scan by looking at who sent the message”. <text:s/>This allows messages to be created by e.g. a debugging node during development.</text:p>
        </text:list-item>
        <text:list-item>
          <text:p text:style-name="P23">It should be possible to look at the message(s) carrying a specific scan and know that they contain a scan without additional information. <text:s/>I.e. you don’t have to configure a <text:span text:style-name="T20">layout </text:span>monitor with all possible scanner IDs before it can start processing or displaying scanning results.</text:p>
        </text:list-item>
        <text:list-item>
          <text:p text:style-name="P23">The identification of which scanner is reporting should be early in the message(s). <text:s/>This allows nodes to drop the receipt of the message(s) early, without having to buffer them completely. <text:span text:style-name="T22">(Note that the relative priority of this requirement and the one below has not yet been determined)</text:span> </text:p>
        </text:list-item>
        <text:list-item>
          <text:p text:style-name="P24">The identification of <text:span text:style-name="T23">the detected rolling stock</text:span> should be early in the message(s). <text:s/>This allows nodes to drop the receipt of the message(s) early, without having to buffer them completely. <text:span text:style-name="T22">(Note that the relative priority of this requirement and the one above has not yet been determined)</text:span> </text:p>
        </text:list-item>
        <text:list-item>
          <text:p text:style-name="P23">There should be a standard way to find the UniqueID of the scanned piece of rolling stock, when the scanner can provide one. <text:s/>For some scanners, e.g some types of RFID scanner, the scanner might not be able to map the scanned value to a specific piece of rolling stock, in which case this information field would be blank. <text:s/></text:p>
        </text:list-item>
        <text:list-item>
          <text:p text:style-name="P23">Note that <text:span text:style-name="T11">the</text:span><text:span text:style-name="T21"> item directly above </text:span>is referring to a Unique ID (node ID), not a DCC address. Someday, there will be LCC-native trains and this protocol should be ready for them. <text:s/>The alternative is inevitably a messy migration at some point in the future.</text:p>
        </text:list-item>
        <text:list-item>
          <text:p text:style-name="P25">Ideally, the messages for this protocol could be a super-set of those from the DCC Detection Protocol. <text:span text:style-name="T35">(This does not seem possible now, but at an early stage of requirement generation one can dream...)</text:span></text:p>
        </text:list-item>
        <text:list-item>
          <text:p text:style-name="P25"><text:span text:style-name="T31">Ideally, information about </text:span>short circuit and current overload <text:span text:style-name="T31">status could be conveyed by this protocol</text:span>. These are often generated by the same device as the transponder messages <text:span text:style-name="T31">e.g. LocoNet devices</text:span>. <text:span text:style-name="T32">These are providing location-specific information. </text:span>It would be good to have some commonality between all location based messages. <text:span text:style-name="T32">Another example would be current or voltage measurements at a point. <text:s/></text:span></text:p>
        </text:list-item>
      </text:list>
      <text:h text:style-name="Heading_20_1" text:outline-level="1"><text:bookmark-start text:name="__RefHeading___Toc358_3301739189"/>Specified Sections<text:bookmark-end text:name="__RefHeading___Toc358_3301739189"/></text:h>
      <text:p text:style-name="Standard">This is the usual section organization for a Technical Note, to accumulate the Standard and Technical Note content in its eventual order.</text:p>
      <text:h text:style-name="Heading_20_2" text:outline-level="2"><text:bookmark-start text:name="__RefHeading___Toc360_3301739189"/><text:soft-page-break/>Introduction<text:bookmark-end text:name="__RefHeading___Toc360_3301739189"/></text:h>
      <text:p text:style-name="Standard">Note that this section of the Standard is informative, not normative.</text:p>
      <text:h text:style-name="Heading_20_2" text:outline-level="2"><text:bookmark-start text:name="__RefHeading___Toc362_3301739189"/>Intended Use<text:bookmark-end text:name="__RefHeading___Toc362_3301739189"/></text:h>
      <text:p text:style-name="Standard">Note that this section of the Standard is informative, not normative.</text:p>
      <text:h text:style-name="Heading_20_2" text:outline-level="2"><text:bookmark-start text:name="__RefHeading___Toc364_3301739189"/>Reference and Context<text:bookmark-end text:name="__RefHeading___Toc364_3301739189"/></text:h>
      <text:p text:style-name="P12">See also the DCC Detection working note for a simpler form specific to DCC.</text:p>
      <text:p text:style-name="P11"><text:span text:style-name="T18">T</text:span><text:span text:style-name="T9">h</text:span><text:span text:style-name="T18">is </text:span><text:span text:style-name="T19">working note </text:span><text:span text:style-name="T18">assumes adoption of the Event With Payload working note as a Standard.</text:span></text:p>
      <text:h text:style-name="Heading_20_2" text:outline-level="2"><text:bookmark-start text:name="__RefHeading___Toc366_3301739189"/>Message Formats<text:bookmark-end text:name="__RefHeading___Toc366_3301739189"/></text:h>
      <text:h text:style-name="Heading_20_2" text:outline-level="2"><text:bookmark-start text:name="__RefHeading___Toc368_3301739189"/>States<text:bookmark-end text:name="__RefHeading___Toc368_3301739189"/></text:h>
      <text:h text:style-name="Heading_20_2" text:outline-level="2"><text:bookmark-start text:name="__RefHeading___Toc370_3301739189"/>Interactions<text:bookmark-end text:name="__RefHeading___Toc370_3301739189"/></text:h>
      <text:h text:style-name="Heading_20_1" text:outline-level="1"><text:bookmark-start text:name="__RefHeading___Toc372_3301739189"/>Background Information<text:bookmark-end text:name="__RefHeading___Toc372_3301739189"/></text:h>
      <text:p text:style-name="P9"><text:span text:style-name="T23">R</text:span>FID readers <text:span text:style-name="T8">and</text:span> tags come in multiple forms. With 13.56MHz RFID, be it ISO14443 (as used in the RC522 readers), or ISO15693 as used in StaRFIshrail, the following points apply:</text:p>
      <text:list text:style-name="L3">
        <text:list-item>
          <text:p text:style-name="P36">Up to 8 bytes can be read "on the fly", i.e. as the tag on a train passes over a reader at speed. <text:s/>Depending on how the reader is set up, these 8 bytes can either be the UID of the tag, programmed in at time of manufacture, or 8 bytes of EPROM, which can be programmed into the tag by the user. <text:s/>The usage of these 8 bytes would be determined by the user, but could, say, be 2 bytes for Stock ID, 2 bytes for DCC address, and 4 bytes for other purposes.</text:p>
        </text:list-item>
        <text:list-item>
          <text:p text:style-name="P37">In addition, there at least another 96 bytes of user programmable EPROM, but these need to be read when the tag is essentially static over a reader, due to the time taken to read all the bytes.</text:p>
        </text:list-item>
      </text:list>
      <text:p text:style-name="P14"><text:span text:style-name="T25">The tags used by the MERG CAN RFID readers provide five bytes of programmable payload. Multiple conventions have been proposed for </text:span><text:span text:style-name="T24">the contents of those bytes.</text:span></text:p>
      <text:p text:style-name="P17">QR codes come in multiple forms. <text:s/>Depending on version, size and error correction level, they can contain thousands of characters. </text:p>
      <text:p text:style-name="P13">Some detectors can report the direction of <text:span text:style-name="T8">the</text:span> detected train. For some, this is whether the train is moving in forward or reverse. <text:s/>For others, it<text:span text:style-name="T8">’s whether the train is moving in one direction on the track vs the other (North vs South, East vs West). </text:span><text:span text:style-name="T12">ProTrak Grapevine systems can report moving North/East, not moving, and moving South/West.</text:span></text:p>
      <text:p text:style-name="P15"><text:span text:style-name="T12">R</text:span><text:span text:style-name="T8">PS detectors report </text:span><text:span text:style-name="T13">absolute </text:span><text:span text:style-name="T8">X, Y and Z coordinates of the detected rolling stock. <text:s/></text:span><text:span text:style-name="T13">The report is emitted at specified intervals. <text:s/></text:span><text:span text:style-name="T8">Although these are no longer being produced, something similar may emerge in the future </text:span><text:span text:style-name="T13">with developments in e.g. video monitoring of a layout.</text:span></text:p>
      <text:p text:style-name="P16"><text:span text:style-name="T13">T</text:span><text:span text:style-name="T8">raditional block detectors and point detectors are an interesting special case. They’re simple, low-cost and common on layouts. They can’t sense any address information from the detected rolling stock. The protocol should be able to convey their information too. </text:span></text:p>
      <text:p text:style-name="P13"><text:soft-page-break/></text:p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0"><text:s/>1 <text:s/>Introduction<text:tab/>1</text:p>
          <text:p text:style-name="P21"><text:s/>1.1 <text:s/>Served Use Cases<text:tab/>1</text:p>
          <text:p text:style-name="P21"><text:s/>1.2 <text:s/>Unserved Use Cases<text:tab/>2</text:p>
          <text:p text:style-name="P21"><text:s/>1.3 <text:s/>Requirements<text:tab/>2</text:p>
          <text:p text:style-name="P20"><text:s/>2 <text:s/>Specified Sections<text:tab/>3</text:p>
          <text:p text:style-name="P21"><text:s/>2.1 <text:s/>Introduction<text:tab/>4</text:p>
          <text:p text:style-name="P21"><text:s/>2.2 <text:s/>Intended Use<text:tab/>4</text:p>
          <text:p text:style-name="P21"><text:s/>2.3 <text:s/>Reference and Context<text:tab/>4</text:p>
          <text:p text:style-name="P21"><text:s/>2.4 <text:s/>Message Formats<text:tab/>4</text:p>
          <text:p text:style-name="P21"><text:s/>2.5 <text:s/>States<text:tab/>4</text:p>
          <text:p text:style-name="P21"><text:s/>2.6 <text:s/>Interactions<text:tab/>4</text:p>
          <text:p text:style-name="P20"><text:s/>3 <text:s/>Background Information<text:tab/>4</text:p>
        </text:index-body>
      </text:table-of-conten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en" fo:country="US" style:font-name-asian="Arial Unicode MS2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en" fo:country="US" style:font-name-asian="Arial Unicode MS2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2" style:font-family-asian="'Arial Unicode MS'" style:font-family-generic-asian="system" style:font-pitch-asian="variable" style:font-size-asian="14pt" style:font-name-complex="Tahoma3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1" fo:font-family="'Arial Unicode MS'" style:font-family-generic="swiss" style:font-pitch="variable" style:font-name-asian="Arial Unicode MS1" style:font-family-asian="'Arial Unicode MS'" style:font-family-generic-asian="swiss" style:font-pitch-asian="variable" style:font-name-complex="Arial Unicode MS1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1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1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2" fo:font-family="Tahoma" style:font-family-generic="swiss" style:font-pitch="variable" fo:font-size="8pt" style:font-size-asian="8pt" style:font-name-complex="Tahoma2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1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number:date-style style:name="N121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Times New Roman" fo:font-size="1pt" style:font-name-asian="Times New Roman" style:font-name-complex="Times New Roman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" fo:font-size="1pt" style:font-name-asian="Times New Roman" style:font-name-complex="Times New Roman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cf330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officeooo:rsid="001d0f5b" style:font-size-asian="14pt" style:font-weight-asian="bold" style:font-size-complex="14pt" style:font-weight-complex="bold"/>
    </style:style>
    <style:style style:name="MP9" style:family="paragraph" style:parent-style-name="Text_20_body">
      <style:paragraph-properties fo:margin-left="0in" fo:margin-right="0in" fo:margin-top="0in" fo:margin-bottom="0.1181in" style:contextual-spacing="false" fo:orphans="2" fo:widows="2" fo:text-indent="0in" style:auto-text-indent="false" style:writing-mode="lr-tb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bc89c"/>
    </style:style>
    <style:style style:name="MT1" style:family="text">
      <style:text-properties style:font-name="Times New Roman" fo:font-size="1pt" style:font-name-asian="Times New Roman" style:font-name-complex="Times New Roman"/>
    </style:style>
    <style:style style:name="MT2" style:family="text">
      <style:text-properties officeooo:rsid="00333650"/>
    </style:style>
    <style:style style:name="MT3" style:family="text">
      <style:text-properties officeooo:rsid="001db2c4"/>
    </style:style>
    <style:style style:name="MT4" style:family="text">
      <style:text-properties fo:font-size="8pt" officeooo:rsid="0016888d" style:font-size-asian="8pt" style:font-size-complex="8pt"/>
    </style:style>
    <style:style style:name="MT5" style:family="text">
      <style:text-properties fo:font-size="8pt" officeooo:rsid="003a3d16" style:font-size-asian="8pt" style:font-size-complex="8pt"/>
    </style:style>
    <style:style style:name="MT6" style:family="text">
      <style:text-properties fo:font-size="8pt" officeooo:rsid="002091d6" style:font-size-asian="8pt" style:font-size-complex="8pt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font-size="8pt" officeooo:rsid="001db2c4" style:font-size-asian="8pt" style:font-size-complex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draw:custom-shape text:anchor-type="char" draw:z-index="5" draw:name="PowerPlusWaterMarkObject3" draw:style-name="Mgr1" draw:text-style-name="MP3" svg:width="6.5461in" svg:height="2.6185in" draw:transform="skewX (-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<text:span text:style-name="MT2">L</text:span><text:span text:style-name="MT3">ocation Service</text:span> Working Note</text:p>
      </style:header>
      <style:footer>
        <text:p text:style-name="MP4"><text:span text:style-name="Page_20_Number"><text:span text:style-name="MT4">Copyright 2011-</text:span></text:span><text:span text:style-name="Page_20_Number"><text:span text:style-name="MT5">2023</text:span></text:span><text:span text:style-name="Page_20_Number"><text:span text:style-name="MT4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6"><text:tab/>Page </text:span></text:span><text:span text:style-name="Page_20_Number"><text:span text:style-name="MT6"><text:page-number text:select-page="current">5</text:page-number></text:span></text:span><text:span text:style-name="Page_20_Number"><text:span text:style-name="MT6"><text:s/>of </text:span></text:span><text:span text:style-name="Page_20_Number"><text:span text:style-name="MT6"><text:page-count style:num-format="1">6</text:page-count></text:span></text:span><text:span text:style-name="Page_20_Number"><text:span text:style-name="MT6"><text:s/>- </text:span></text:span><text:span text:style-name="Page_20_Number"><text:span text:style-name="MT7"><text:date style:data-style-name="N40" text:date-value="2023-09-11T07:42:16.662625079">Sep 11, 2023</text:date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448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6"><draw:image xlink:href="Pictures/10000000000001310000006C7D17E3F2B0649A61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Working Note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8">Location Service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40" text:date-value="2023-09-11T07:42:16.665174225">Sep 11, 202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9"><text:span text:style-name="Page_20_Number"><text:span text:style-name="MT4">Copyright 2011-</text:span></text:span><text:span text:style-name="Page_20_Number"><text:span text:style-name="MT8">2023</text:span></text:span><text:span text:style-name="Page_20_Number"><text:span text:style-name="MT4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6"><text:tab/>Page </text:span></text:span><text:span text:style-name="Page_20_Number"><text:span text:style-name="MT6"><text:page-number text:select-page="current">1</text:page-number></text:span></text:span><text:span text:style-name="Page_20_Number"><text:span text:style-name="MT6"><text:s/>of </text:span></text:span><text:span text:style-name="Page_20_Number"><text:span text:style-name="MT6"><text:page-count style:num-format="1">6</text:page-count></text:span></text:span><text:span text:style-name="Page_20_Number"><text:span text:style-name="MT6"><text:s/>- </text:span></text:span><text:span text:style-name="Page_20_Number"><text:span text:style-name="MT7"><text:date style:data-style-name="N40" text:date-value="2023-09-11T07:42:16.665928596">Sep 11, 2023</text:date></text:span></text:span><text:span text:style-name="MT4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Technical Note</dc:title>
    <meta:initial-creator>Alex Shepherd</meta:initial-creator>
    <meta:creation-date>2009-01-22T07:11:27</meta:creation-date>
    <meta:editing-cycles>122</meta:editing-cycles>
    <meta:editing-duration>PT13H23M7S</meta:editing-duration>
    <meta:generator>LibreOffice/7.4.6.2$MacOSX_X86_64 LibreOffice_project/5b1f5509c2decdade7fda905e3e1429a67acd63d</meta:generator>
    <dc:date>2023-09-11T07:41:43.507330879</dc:date>
    <dc:creator>Bob Jacobsen</dc:creator>
    <meta:document-statistic meta:table-count="1" meta:image-count="1" meta:object-count="0" meta:page-count="6" meta:paragraph-count="83" meta:word-count="1817" meta:character-count="10844" meta:non-whitespace-character-count="9073"/>
    <meta:user-defined meta:name="Info 1"/>
    <meta:user-defined meta:name="Info 2"/>
    <meta:user-defined meta:name="Info 3"/>
    <meta:user-defined meta:name="Info 4"/>
  </office:meta>
</office:document-meta>
</file>